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Normal" style:family="paragraph">
      <style:paragraph-properties fo:margin-left="0.5in">
        <style:tab-stops/>
      </style:paragraph-properties>
    </style:style>
    <style:style style:name="P5" style:parent-style-name="Normal" style:family="paragraph">
      <style:paragraph-properties fo:margin-left="0.5in">
        <style:tab-stops/>
      </style:paragraph-properties>
    </style:style>
    <style:style style:name="P6" style:parent-style-name="Normal" style:family="paragraph">
      <style:paragraph-properties fo:margin-left="0.5in">
        <style:tab-stops/>
      </style:paragraph-properties>
    </style:style>
    <style:style style:name="P7" style:parent-style-name="Normal" style:family="paragraph">
      <style:paragraph-properties fo:margin-left="0.5in">
        <style:tab-stops/>
      </style:paragraph-properties>
    </style:style>
    <style:style style:name="P8" style:parent-style-name="Normal" style:family="paragraph">
      <style:paragraph-properties fo:margin-left="0.5in">
        <style:tab-stops/>
      </style:paragraph-properties>
    </style:style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>
      <style:paragraph-properties fo:margin-left="0.5in">
        <style:tab-stops/>
      </style:paragraph-properties>
    </style:style>
    <style:style style:name="P11" style:parent-style-name="ListParagraph" style:list-style-name="LFO1" style:family="paragraph"/>
    <style:style style:name="P12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Find the product with the highest sales revenue</text:p>
        </text:list-item>
      </text:list>
      <text:p text:style-name="ListParagraph">Ans:</text:p>
      <text:p text:style-name="ListParagraph"/>
      <text:p text:style-name="ListParagraph">SELECT<text:s/></text:p>
      <text:p text:style-name="ListParagraph"><text:s text:c="4"/>p.ProductID,</text:p>
      <text:p text:style-name="ListParagraph"><text:s text:c="4"/>p.Name AS ProductName,</text:p>
      <text:p text:style-name="ListParagraph"><text:s text:c="4"/>SUM(oi.Quantity * oi.Price) AS TotalRevenue</text:p>
      <text:p text:style-name="ListParagraph">FROM<text:s/></text:p>
      <text:p text:style-name="ListParagraph"><text:s text:c="4"/>OrderItem oi</text:p>
      <text:p text:style-name="ListParagraph">JOIN<text:s/></text:p>
      <text:p text:style-name="ListParagraph"><text:s text:c="4"/>Product p ON oi.ProductID = p.ProductID</text:p>
      <text:p text:style-name="ListParagraph">GROUP BY<text:s/></text:p>
      <text:p text:style-name="ListParagraph"><text:s text:c="4"/>p.ProductID, p.Name</text:p>
      <text:p text:style-name="ListParagraph">ORDER BY<text:s/></text:p>
      <text:p text:style-name="ListParagraph"><text:s text:c="4"/>TotalRevenue DESC</text:p>
      <text:p text:style-name="ListParagraph">LIMIT 1;</text:p>
      <text:p text:style-name="ListParagraph"/>
      <text:p text:style-name="ListParagraph"/>
      <text:p text:style-name="ListParagraph"/>
      <text:list text:style-name="LFO1" text:continue-numbering="true">
        <text:list-item>
          <text:p text:style-name="P2">Calculate the average order value for each customer.</text:p>
        </text:list-item>
      </text:list>
      <text:p text:style-name="ListParagraph">Ans:</text:p>
      <text:p text:style-name="ListParagraph"/>
      <text:p text:style-name="ListParagraph">WITH OrderValues AS (</text:p>
      <text:p text:style-name="ListParagraph"><text:s text:c="4"/>SELECT<text:s/></text:p>
      <text:p text:style-name="ListParagraph"><text:s text:c="8"/>oi.OrderID,</text:p>
      <text:p text:style-name="ListParagraph"><text:s text:c="8"/>SUM(oi.Quantity * oi.Price) AS OrderValue</text:p>
      <text:p text:style-name="ListParagraph"><text:s text:c="4"/>FROM<text:s/></text:p>
      <text:p text:style-name="ListParagraph"><text:s text:c="8"/>OrderItem oi</text:p>
      <text:p text:style-name="ListParagraph"><text:s text:c="4"/>GROUP BY<text:s/></text:p>
      <text:p text:style-name="ListParagraph"><text:s text:c="8"/>oi.OrderID</text:p>
      <text:p text:style-name="ListParagraph">),</text:p>
      <text:p text:style-name="ListParagraph">CustomerOrderStats AS (</text:p>
      <text:p text:style-name="ListParagraph"><text:s text:c="4"/>SELECT<text:s/></text:p>
      <text:p text:style-name="ListParagraph"><text:s text:c="8"/>o.CustomerID,</text:p>
      <text:p text:style-name="ListParagraph"><text:s text:c="8"/>COUNT(o.OrderID) AS NumberOfOrders,</text:p>
      <text:p text:style-name="ListParagraph"><text:s text:c="8"/>SUM(ov.OrderValue) AS TotalOrderValue</text:p>
      <text:p text:style-name="ListParagraph"><text:s text:c="4"/>FROM<text:s/></text:p>
      <text:p text:style-name="ListParagraph"><text:s text:c="8"/>`Order` o</text:p>
      <text:p text:style-name="ListParagraph"><text:s text:c="4"/>JOIN<text:s/></text:p>
      <text:p text:style-name="ListParagraph"><text:s text:c="8"/>OrderValues ov ON o.OrderID = ov.OrderID</text:p>
      <text:p text:style-name="ListParagraph"><text:s text:c="4"/>GROUP BY<text:s/></text:p>
      <text:p text:style-name="ListParagraph"><text:s text:c="8"/>o.CustomerID</text:p>
      <text:p text:style-name="ListParagraph">)</text:p>
      <text:p text:style-name="ListParagraph">SELECT<text:s/></text:p>
      <text:soft-page-break/>
      <text:p text:style-name="ListParagraph"><text:s text:c="4"/>c.CustomerID,</text:p>
      <text:p text:style-name="ListParagraph"><text:s text:c="4"/>c.Name AS CustomerName,</text:p>
      <text:p text:style-name="ListParagraph"><text:s text:c="4"/>cos.TotalOrderValue / cos.NumberOfOrders AS AverageOrderValue</text:p>
      <text:p text:style-name="ListParagraph">FROM<text:s/></text:p>
      <text:p text:style-name="ListParagraph"><text:s text:c="4"/>CustomerOrderStats cos</text:p>
      <text:p text:style-name="ListParagraph">JOIN<text:s/></text:p>
      <text:p text:style-name="ListParagraph"><text:s text:c="4"/>Customer c ON cos.CustomerID = c.CustomerID</text:p>
      <text:p text:style-name="ListParagraph">ORDER BY<text:s/></text:p>
      <text:p text:style-name="ListParagraph"><text:s text:c="4"/>AverageOrderValue DESC;</text:p>
      <text:p text:style-name="ListParagraph"/>
      <text:p text:style-name="ListParagraph"/>
      <text:list text:style-name="LFO1" text:continue-numbering="true">
        <text:list-item>
          <text:p text:style-name="P3">Retrieve the minimum quantity of any product sold in a single order.</text:p>
        </text:list-item>
      </text:list>
      <text:p text:style-name="P4">Ans:</text:p>
      <text:p text:style-name="P5"/>
      <text:p text:style-name="P6">SELECT<text:s/></text:p>
      <text:p text:style-name="P7"><text:s text:c="4"/>MIN(Quantity) AS MinQuantity</text:p>
      <text:p text:style-name="P8">FROM<text:s/></text:p>
      <text:p text:style-name="P9"><text:s text:c="4"/>OrderItem;</text:p>
      <text:p text:style-name="P10"/>
      <text:list text:style-name="LFO1" text:continue-numbering="true">
        <text:list-item>
          <text:p text:style-name="P11">Find the customer who placed the highest number of orders.</text:p>
        </text:list-item>
      </text:list>
      <text:p text:style-name="ListParagraph">Ans:</text:p>
      <text:p text:style-name="ListParagraph"/>
      <text:p text:style-name="ListParagraph">SELECT<text:s/></text:p>
      <text:p text:style-name="ListParagraph"><text:s text:c="4"/>c.CustomerID,</text:p>
      <text:p text:style-name="ListParagraph"><text:s text:c="4"/>c.Name AS CustomerName,</text:p>
      <text:p text:style-name="ListParagraph"><text:s text:c="4"/>COUNT(o.OrderID) AS NumberOfOrders</text:p>
      <text:p text:style-name="ListParagraph">FROM<text:s/></text:p>
      <text:p text:style-name="ListParagraph"><text:s text:c="4"/>`Order` o</text:p>
      <text:p text:style-name="ListParagraph">JOIN<text:s/></text:p>
      <text:p text:style-name="ListParagraph"><text:s text:c="4"/>Customer c ON o.CustomerID = c.CustomerID</text:p>
      <text:p text:style-name="ListParagraph">GROUP BY<text:s/></text:p>
      <text:p text:style-name="ListParagraph"><text:s text:c="4"/>c.CustomerID, c.Name</text:p>
      <text:p text:style-name="ListParagraph">ORDER BY<text:s/></text:p>
      <text:p text:style-name="ListParagraph"><text:s text:c="4"/>NumberOfOrders DESC</text:p>
      <text:p text:style-name="ListParagraph">LIMIT 1;</text:p>
      <text:p text:style-name="ListParagraph"/>
      <text:p text:style-name="ListParagraph"/>
      <text:list text:style-name="LFO1" text:continue-numbering="true">
        <text:list-item>
          <text:p text:style-name="P12">List the top 5 selling product categories.</text:p>
        </text:list-item>
      </text:list>
      <text:p text:style-name="ListParagraph">Ans:</text:p>
      <text:p text:style-name="ListParagraph"/>
      <text:soft-page-break/>
      <text:p text:style-name="ListParagraph">WITH ProductSales AS (</text:p>
      <text:p text:style-name="ListParagraph"><text:s text:c="4"/>SELECT<text:s/></text:p>
      <text:p text:style-name="ListParagraph"><text:s text:c="8"/>p.CategoryID,</text:p>
      <text:p text:style-name="ListParagraph"><text:s text:c="8"/>SUM(oi.Quantity * oi.Price) AS TotalRevenue</text:p>
      <text:p text:style-name="ListParagraph"><text:s text:c="4"/>FROM<text:s/></text:p>
      <text:p text:style-name="ListParagraph"><text:s text:c="8"/>OrderItem oi</text:p>
      <text:p text:style-name="ListParagraph"><text:s text:c="4"/>JOIN<text:s/></text:p>
      <text:p text:style-name="ListParagraph"><text:s text:c="8"/>Product p ON oi.ProductID = p.ProductID</text:p>
      <text:p text:style-name="ListParagraph"><text:s text:c="4"/>GROUP BY<text:s/></text:p>
      <text:p text:style-name="ListParagraph"><text:s text:c="8"/>p.CategoryID</text:p>
      <text:p text:style-name="ListParagraph">),</text:p>
      <text:p text:style-name="ListParagraph"/>
      <text:p text:style-name="ListParagraph">CategorySales AS (</text:p>
      <text:p text:style-name="ListParagraph"><text:s text:c="4"/>SELECT<text:s/></text:p>
      <text:p text:style-name="ListParagraph"><text:s text:c="8"/>c.CategoryID,</text:p>
      <text:p text:style-name="ListParagraph"><text:s text:c="8"/>c.CategoryName,</text:p>
      <text:p text:style-name="ListParagraph"><text:s text:c="8"/>SUM(ps.TotalRevenue) AS CategoryRevenue</text:p>
      <text:p text:style-name="ListParagraph"><text:s text:c="4"/>FROM<text:s/></text:p>
      <text:p text:style-name="ListParagraph"><text:s text:c="8"/>ProductSales ps</text:p>
      <text:p text:style-name="ListParagraph"><text:s text:c="4"/>JOIN<text:s/></text:p>
      <text:p text:style-name="ListParagraph"><text:s text:c="8"/>Category c ON ps.CategoryID = c.CategoryID</text:p>
      <text:p text:style-name="ListParagraph"><text:s text:c="4"/>GROUP BY<text:s/></text:p>
      <text:p text:style-name="ListParagraph"><text:s text:c="8"/>c.CategoryID, c.CategoryName</text:p>
      <text:p text:style-name="ListParagraph">)</text:p>
      <text:p text:style-name="ListParagraph"/>
      <text:p text:style-name="ListParagraph">SELECT<text:s/></text:p>
      <text:p text:style-name="ListParagraph"><text:s text:c="4"/>cs.CategoryID,</text:p>
      <text:p text:style-name="ListParagraph"><text:s text:c="4"/>cs.CategoryName,</text:p>
      <text:p text:style-name="ListParagraph"><text:s text:c="4"/>cs.CategoryRevenue</text:p>
      <text:p text:style-name="ListParagraph">FROM<text:s/></text:p>
      <text:p text:style-name="ListParagraph"><text:s text:c="4"/>CategorySales cs</text:p>
      <text:p text:style-name="ListParagraph">ORDER BY<text:s/></text:p>
      <text:p text:style-name="ListParagraph"><text:s text:c="4"/>cs.CategoryRevenue DESC</text:p>
      <text:p text:style-name="ListParagraph">LIMIT 5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4-08-21T16:43:00Z</meta:creation-date>
    <dc:date>2024-08-21T16:44:00Z</dc:date>
    <meta:template xlink:href="Normal" xlink:type="simple"/>
    <meta:editing-cycles>1</meta:editing-cycles>
    <meta:editing-duration>PT60S</meta:editing-duration>
    <meta:document-statistic meta:page-count="3" meta:paragraph-count="4" meta:word-count="329" meta:character-count="2204" meta:row-count="15" meta:non-whitespace-character-count="1879"/>
  </office:meta>
</office:document-meta>
</file>